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8559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RESIONES REGULARES</text:p>
      <text:p text:style-name="Standard"/>
      <text:p text:style-name="Standard"><text:span text:style-name="T1">1.- </text:span>Crea varías ventanas que pidan al usuario su nombre, apellido, teléfono, dni y correo electrónico. Comprueba mediante expresiones regulares que:</text:p>
      <text:list xml:id="list3850945120348870039" text:style-name="L1">
        <text:list-item>
          <text:p text:style-name="P4">Nombre y apellido no tengan números y no estén vacíos.</text:p>
        </text:list-item>
        <text:list-item>
          <text:p text:style-name="P4">Que el DNI sea de la forma nueve dígitos + letra</text:p>
        </text:list-item>
        <text:list-item>
          <text:p text:style-name="P4">Que el teléfono tenga nueve digitos exclusivamente.</text:p>
        </text:list-item>
        <text:list-item>
          <text:p text:style-name="P4">Que el correo electrónico sea de la forma texto@texto.texto</text:p>
        </text:list-item>
      </text:list>
      <text:p text:style-name="Standard"/>
      <text:p text:style-name="P5"/>
      <text:p text:style-name="P1">DOM</text:p>
      <text:p text:style-name="Standard"/>
      <text:p text:style-name="Standard"><text:span text:style-name="T1">2.-</text:span> <text:span text:style-name="T3"><text:s/>Crear una página web en la que aparezca un texto. Cuando la página se haya cargado, aparecerá un mensaje avisando de que se va a borrar el texto. Una vez que se haya borrado el texto, aparecerá otro mensaje indicando que se ha borrado el texto.</text:span></text:p>
      <text:p text:style-name="Standard"/>
      <text:p text:style-name="Standard"><text:span text:style-name="T1">3.- </text:span>Dado un texto, calcular el número de enlaces que hay en él, donde apunta un enlace concreto (por ejemplo el penúltimo), cuántos enlaces apuntan a un sitio en concreto y el número de enlaces de un párrafo en concreto. Puedes ayudarte del fichero <text:span text:style-name="T2">ejercicio3.html</text:span></text:p>
      <text:p text:style-name="Standard"/>
      <text:p text:style-name="Standard"><text:span text:style-name="T1">4.- </text:span>Crear un texto en una página que sólo será visible al pulsar sobre un enlace previo. Puedes ayudarte del fichero <text:span text:style-name="T2">ejercicio4.html</text:span></text:p>
      <text:p text:style-name="Standard"/>
      <text:p text:style-name="Standard"><text:span text:style-name="T1">5.- </text:span>Crear una lista y un botón de forma que cada vez que pulsemos el botón añadamos a la lista dos elementos más a la lista, especificados en el código HTML. Puedes ayudarte del fichero <text:span text:style-name="T2">ejercicio5.html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ACRONYM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1-10-24T22:33:27</meta:creation-date>
    <dc:date>2018-11-20T10:02:51.460000000</dc:date>
    <meta:editing-duration>PT3H52M4S</meta:editing-duration>
    <meta:editing-cycles>10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11" meta:word-count="215" meta:character-count="1234" meta:non-whitespace-character-count="1033"/>
  </office:meta>
</office:document-meta>
</file>